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9" table:default-cell-style-name="ce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7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4" calcext:value-type="date">
            <text:p>2021-07-2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5" calcext:value-type="date">
            <text:p>2021-07-2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6" calcext:value-type="date">
            <text:p>2021-07-26</text:p>
          </table:table-cell>
          <table:table-cell table:style-name="ce11" table:number-columns-repeated="2"/>
          <table:table-cell table:style-name="ce11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7" calcext:value-type="date">
            <text:p>2021-07-2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021-07-2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9" calcext:value-type="date">
            <text:p>2021-07-2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30" calcext:value-type="date">
            <text:p>2021-07-30</text:p>
          </table:table-cell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31" calcext:value-type="date">
            <text:p>2021-07-3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/>
          <table:table-cell table:style-name="ce11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1" calcext:value-type="date">
            <text:p>2021-08-0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02" calcext:value-type="date">
            <text:p>2021-08-02</text:p>
          </table:table-cell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3" calcext:value-type="date">
            <text:p>2021-08-0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4" calcext:value-type="date">
            <text:p>2021-08-0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21-08-05" calcext:value-type="date">
            <text:p>2021-08-0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6" calcext:value-type="date">
            <text:p>2021-08-0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/>
          <table:table-cell table:style-name="ce11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7" calcext:value-type="date">
            <text:p>2021-08-0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8" calcext:value-type="date">
            <text:p>2021-08-08</text:p>
          </table:table-cell>
          <table:table-cell table:style-name="ce11" office:value-type="float" office:value="248" calcext:value-type="float">
            <text:p>248</text:p>
          </table:table-cell>
          <table:table-cell table:style-name="ce11"/>
          <table:table-cell table:style-name="ce11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9" calcext:value-type="date">
            <text:p>2021-08-09</text:p>
          </table:table-cell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0" calcext:value-type="date">
            <text:p>2021-08-1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1" calcext:value-type="date">
            <text:p>2021-08-11</text:p>
          </table:table-cell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2" calcext:value-type="date">
            <text:p>2021-08-12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3" calcext:value-type="date">
            <text:p>2021-08-13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4" calcext:value-type="date">
            <text:p>2021-08-14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5" calcext:value-type="date">
            <text:p>2021-08-15</text:p>
          </table:table-cell>
          <table:table-cell table:style-name="ce11" table:number-columns-repeated="2"/>
          <table:table-cell table:style-name="ce11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6" calcext:value-type="date">
            <text:p>2021-08-1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7" calcext:value-type="date">
            <text:p>2021-08-1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8" calcext:value-type="date">
            <text:p>2021-08-1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9" calcext:value-type="date">
            <text:p>2021-08-1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0" calcext:value-type="date">
            <text:p>2021-08-20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8-21" calcext:value-type="date">
            <text:p>2021-08-21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22" calcext:value-type="date">
            <text:p>2021-08-22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23" calcext:value-type="date">
            <text:p>2021-08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4" calcext:value-type="date">
            <text:p>2021-08-24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5" calcext:value-type="date">
            <text:p>2021-08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6" calcext:value-type="date">
            <text:p>2021-08-26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7" calcext:value-type="date">
            <text:p>2021-08-27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08-28" calcext:value-type="date">
            <text:p>2021-08-28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8-29" calcext:value-type="date">
            <text:p>2021-08-29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30" calcext:value-type="date">
            <text:p>2021-08-30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31" calcext:value-type="date">
            <text:p>2021-08-3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7"/>
        <table:table-column table:style-name="co7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8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0" office:value-type="date" office:date-value="2021-09-01" calcext:value-type="date">
            <text:p>2021-09-01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2" calcext:value-type="date">
            <text:p>2021-09-0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3" calcext:value-type="date">
            <text:p>2021-09-03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04" calcext:value-type="date">
            <text:p>2021-09-0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05" calcext:value-type="date">
            <text:p>2021-09-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6" calcext:value-type="date">
            <text:p>2021-09-0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07" calcext:value-type="date">
            <text:p>2021-09-0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08" calcext:value-type="date">
            <text:p>2021-09-0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/>
          <table:table-cell table:style-name="ce11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9" calcext:value-type="date">
            <text:p>2021-09-09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0" calcext:value-type="date">
            <text:p>2021-09-1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11" calcext:value-type="date">
            <text:p>2021-09-11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2" calcext:value-type="date">
            <text:p>2021-09-1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3" calcext:value-type="date">
            <text:p>2021-09-13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14" calcext:value-type="date">
            <text:p>2021-09-14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5" calcext:value-type="date">
            <text:p>2021-09-1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/>
          <table:table-cell table:style-name="ce11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6" calcext:value-type="date">
            <text:p>2021-09-16</text:p>
          </table:table-cell>
          <table:table-cell table:style-name="ce11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7" calcext:value-type="date">
            <text:p>2021-09-17</text:p>
          </table:table-cell>
          <table:table-cell table:style-name="ce11" office:value-type="float" office:value="408" calcext:value-type="float">
            <text:p>408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18" calcext:value-type="date">
            <text:p>2021-09-18</text:p>
          </table:table-cell>
          <table:table-cell table:style-name="ce11" office:value-type="float" office:value="432" calcext:value-type="float">
            <text:p>432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9" calcext:value-type="date">
            <text:p>2021-09-19</text:p>
          </table:table-cell>
          <table:table-cell table:style-name="ce11" office:value-type="float" office:value="456" calcext:value-type="float">
            <text:p>456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21-09-20</text:p>
          </table:table-cell>
          <table:table-cell table:style-name="ce11" office:value-type="float" office:value="480" calcext:value-type="float">
            <text:p>48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1" calcext:value-type="date">
            <text:p>2021-09-21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2" calcext:value-type="date">
            <text:p>2021-09-22</text:p>
          </table:table-cell>
          <table:table-cell table:style-name="ce11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3" calcext:value-type="date">
            <text:p>2021-09-23</text:p>
          </table:table-cell>
          <table:table-cell table:style-name="ce11" office:value-type="float" office:value="552" calcext:value-type="float">
            <text:p>552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021-09-24</text:p>
          </table:table-cell>
          <table:table-cell table:style-name="ce11" office:value-type="float" office:value="570" calcext:value-type="float">
            <text:p>57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25" calcext:value-type="date">
            <text:p>2021-09-25</text:p>
          </table:table-cell>
          <table:table-cell table:style-name="ce11" office:value-type="float" office:value="588" calcext:value-type="float">
            <text:p>588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26" calcext:value-type="date">
            <text:p>2021-09-26</text:p>
          </table:table-cell>
          <table:table-cell table:style-name="ce11" office:value-type="string" calcext:value-type="string">
            <text:p>Read-Cod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7" calcext:value-type="date">
            <text:p>2021-09-27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8" calcext:value-type="date">
            <text:p>2021-09-28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9" calcext:value-type="date">
            <text:p>2021-09-29</text:p>
          </table:table-cell>
          <table:table-cell table:style-name="ce11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30" calcext:value-type="date">
            <text:p>2021-09-30</text:p>
          </table:table-cell>
          <table:table-cell table:style-name="ce11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7" calcext:value-type="date">
            <text:p>2021-10-0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-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8" calcext:value-type="date">
            <text:p>2021-10-08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09" calcext:value-type="date">
            <text:p>2021-10-0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1-10-10" calcext:value-type="date">
            <text:p>2021-10-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8-1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1" calcext:value-type="date">
            <text:p>2021-10-11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2" calcext:value-type="date">
            <text:p>2021-10-12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3" calcext:value-type="date">
            <text:p>2021-10-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4" calcext:value-type="date">
            <text:p>2021-10-14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5" calcext:value-type="date">
            <text:p>2021-10-15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6" calcext:value-type="date">
            <text:p>2021-10-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6-18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7" calcext:value-type="date">
            <text:p>2021-10-1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9-21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8" calcext:value-type="date">
            <text:p>2021-10-18</text:p>
          </table:table-cell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9" calcext:value-type="date">
            <text:p>2021-10-19</text:p>
          </table:table-cell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0" calcext:value-type="date">
            <text:p>2021-10-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1" calcext:value-type="date">
            <text:p>2021-10-21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2" calcext:value-type="date">
            <text:p>2021-10-22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3" calcext:value-type="date">
            <text:p>2021-10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4" calcext:value-type="date">
            <text:p>2021-10-24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021-10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6" calcext:value-type="date">
            <text:p>2021-10-26</text:p>
          </table:table-cell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7" calcext:value-type="date">
            <text:p>2021-10-2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8" calcext:value-type="date">
            <text:p>2021-10-28</text:p>
          </table:table-cell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29" calcext:value-type="date">
            <text:p>2021-10-2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29-30</text:p>
          </table:table-cell>
          <table:table-cell table:style-name="ce11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30" calcext:value-type="date">
            <text:p>2021-10-3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31-32</text:p>
          </table:table-cell>
          <table:table-cell table:style-name="ce11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10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7"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（代码实现）</text:p>
          </table:table-cell>
          <table:table-cell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table:style-name="ce11"/>
          <table:table-cell table:style-name="ce11" office:value-type="float" office:value="57" calcext:value-type="float">
            <text:p>57</text:p>
          </table:table-cell>
          <table:table-cell table:style-name="ce11"/>
          <table:table-cell table:style-name="ce11"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style-name="ce11" table:number-columns-repeated="3"/>
          <table:table-cell table:style-name="ce11"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59" calcext:value-type="float">
            <text:p>59</text:p>
          </table:table-cell>
          <table:table-cell table:style-name="ce11"/>
          <table:table-cell table:style-name="ce11"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/>
          <table:table-cell table:style-name="ce11" table:number-columns-repeated="2"/>
          <table:table-cell table:style-name="ce11"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/>
          <table:table-cell table:style-name="ce11" table:number-columns-repeated="2"/>
          <table:table-cell table:style-name="ce11" office:value-type="float" office:value="467" calcext:value-type="float">
            <text:p>467</text:p>
          </table:table-cell>
        </table:table-row>
        <table:table-row table:style-name="ro1">
          <table:table-cell table:style-name="ce9" office:value-type="date" office:date-value="2021-11-06" calcext:value-type="date">
            <text:p>2021-11-0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1-3</text:p>
          </table:table-cell>
          <table:table-cell table:style-name="ce15" office:value-type="float" office:value="471" calcext:value-type="float">
            <text:p>471</text:p>
          </table:table-cell>
        </table:table-row>
        <table:table-row table:style-name="ro1">
          <table:table-cell table:style-name="ce9" office:value-type="date" office:date-value="2021-11-07" calcext:value-type="date">
            <text:p>2021-11-0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4-5</text:p>
          </table:table-cell>
          <table:table-cell table:style-name="ce15"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9" office:value-type="date" office:date-value="2021-11-13" calcext:value-type="date">
            <text:p>2021-11-13</text:p>
          </table:table-cell>
          <table:table-cell table:style-name="ce15" table:number-columns-repeated="4"/>
        </table:table-row>
        <table:table-row table:style-name="ro1">
          <table:table-cell table:style-name="ce9" office:value-type="date" office:date-value="2021-11-14" calcext:value-type="date">
            <text:p>2021-11-14</text:p>
          </table:table-cell>
          <table:table-cell table:style-name="ce15"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9" office:value-type="date" office:date-value="2021-11-20" calcext:value-type="date">
            <text:p>2021-11-2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17" calcext:value-type="float">
            <text:p>517</text:p>
          </table:table-cell>
        </table:table-row>
        <table:table-row table:style-name="ro1">
          <table:table-cell table:style-name="ce9" office:value-type="date" office:date-value="2021-11-21" calcext:value-type="date">
            <text:p>2021-11-2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table:number-columns-repeated="2"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9" office:value-type="date" office:date-value="2021-11-27" calcext:value-type="date">
            <text:p>2021-11-2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-6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</table:table-row>
        <table:table-row table:style-name="ro1">
          <table:table-cell table:style-name="ce9" office:value-type="date" office:date-value="2021-11-28" calcext:value-type="date">
            <text:p>2021-11-2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7-10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2:10:05.838245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0-31T18:53:49.872461155</dc:date>
    <meta:editing-duration>P18DT16H25M41S</meta:editing-duration>
    <meta:editing-cycles>174</meta:editing-cycles>
    <meta:document-statistic meta:table-count="6" meta:cell-count="486" meta:object-count="0"/>
  </office:meta>
</office:document-meta>
</file>